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3" style:family="graphic" style:parent-style-name="objectwithoutfill">
      <style:graphic-properties draw:marker-start="" draw:marker-start-width="0.3cm" draw:marker-end="Linienspitzen_20_2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name="start-event-none 1" draw:style-name="gr1" draw:text-style-name="P3" xml:id="id1" draw:id="id1" draw:layer="layout" svg:width="2.968cm" svg:height="2.923cm" svg:x="4.276cm" svg:y="2.499cm" svg:viewBox="0 0 2969 2924" svg:d="M2969 1461c0-807-667-1461-1489-1461-819 0-1480 654-1480 1461 0 806 661 1463 1480 1463 822 0 1489-657 1489-1463z">
          <svg:title>start-event-none</svg:title>
          <text:p text:style-name="P1"><text:span text:style-name="T1">not</text:span></text:p>
          <text:p text:style-name="P2"><text:span text:style-name="T1">configured</text:span></text:p>
        </draw:path>
        <draw:path draw:name="start-event-none 2" draw:style-name="gr2" draw:text-style-name="P3" xml:id="id2" draw:id="id2" draw:layer="layout" svg:width="2.852cm" svg:height="2.923cm" svg:x="4.647cm" svg:y="9.076cm" svg:viewBox="0 0 2853 2924" svg:d="M2853 1461c0-807-641-1461-1431-1461-786 0-1422 654-1422 1461 0 806 636 1463 1422 1463 790 0 1431-657 1431-1463z">
          <svg:title>start-event-none</svg:title>
          <text:p text:style-name="P1"><text:span text:style-name="T1">configured</text:span></text:p>
        </draw:path>
        <draw:connector draw:style-name="gr3" draw:text-style-name="P5" draw:layer="layout" draw:type="curve" svg:x1="4.276cm" svg:y1="3.961cm" svg:x2="4.647cm" svg:y2="10.538cm" draw:start-shape="id1" draw:start-glue-point="3" draw:end-shape="id2" draw:end-glue-point="3" svg:d="M4276 3961c-774 0-959 6577 371 6577" svg:viewBox="0 0 977 6578">
          <text:p text:style-name="P4"><text:span text:style-name="T1">Get</text:span></text:p>
          <text:p text:style-name="P4"><text:span text:style-name="T1">base_id</text:span></text:p>
        </draw:connector>
        <draw:connector draw:style-name="gr3" draw:text-style-name="P5" draw:layer="layout" draw:type="curve" svg:x1="7.5cm" svg:y1="10.538cm" svg:x2="7.244cm" svg:y2="3.961cm" draw:start-shape="id2" draw:start-glue-point="1" draw:end-shape="id1" draw:end-glue-point="1" svg:d="M7500 10538c772 0 900-6577-256-6577" svg:viewBox="0 0 853 6578">
          <text:p text:style-name="P6">3 seconds</text:p>
          <text:p text:style-name="P6">without </text:p>
          <text:p text:style-name="P6">master</text:p>
          <text:p text:style-name="P6">heartbeat</text:p>
        </draw:connector>
      </draw:page>
      <draw:page draw:name="page2" draw:style-name="dp1" draw:master-page-name="Standard">
        <draw:g draw:name="task-none 1" xml:id="id4" draw:id="id4">
          <draw:g>
            <draw:polygon draw:style-name="gr4" draw:text-style-name="P7" draw:layer="layout" svg:width="0.501cm" svg:height="0.436cm" svg:x="23.999cm" svg:y="7.813cm" svg:viewBox="0 0 502 437" draw:points="0,437 502,437 502,0 0,0">
              <text:p/>
            </draw:polygon>
            <draw:line draw:style-name="gr5" draw:text-style-name="P7" draw:layer="layout" svg:x1="24.248cm" svg:y1="7.921cm" svg:x2="24.248cm" svg:y2="8.139cm">
              <text:p/>
            </draw:line>
            <draw:line draw:style-name="gr6" draw:text-style-name="P7" draw:layer="layout" svg:x1="24.124cm" svg:y1="8.031cm" svg:x2="24.374cm" svg:y2="8.031cm">
              <text:p/>
            </draw:line>
          </draw:g>
          <draw:path draw:style-name="gr7" draw:text-style-name="P9" draw:layer="layout" svg:width="2.999cm" svg:height="1.999cm" svg:x="22.75cm" svg:y="6.25cm" svg:viewBox="0 0 3000 2000" svg:d="M218 2000h2563c121 0 219-98 219-218v-1564c0-120-98-218-219-218h-2563c-121 0-218 98-218 218v1564c0 120 97 218 218 218z">
            <text:p text:style-name="P8"><text:span text:style-name="T2">Flarm</text:span></text:p>
          </draw:path>
        </draw:g>
        <draw:g draw:name="task-none 2" xml:id="id6" draw:id="id6">
          <draw:g>
            <draw:polygon draw:style-name="gr8" draw:text-style-name="P7" draw:layer="layout" svg:width="0.501cm" svg:height="0.436cm" svg:x="23.999cm" svg:y="14.563cm" svg:viewBox="0 0 502 437" draw:points="0,437 502,437 502,0 0,0">
              <text:p/>
            </draw:polygon>
            <draw:line draw:style-name="gr9" draw:text-style-name="P7" draw:layer="layout" svg:x1="24.248cm" svg:y1="14.671cm" svg:x2="24.248cm" svg:y2="14.889cm">
              <text:p/>
            </draw:line>
            <draw:line draw:style-name="gr10" draw:text-style-name="P7" draw:layer="layout" svg:x1="24.124cm" svg:y1="14.781cm" svg:x2="24.374cm" svg:y2="14.781cm">
              <text:p/>
            </draw:line>
          </draw:g>
          <draw:path draw:style-name="gr11" draw:text-style-name="P9" draw:layer="layout" svg:width="2.999cm" svg:height="1.999cm" svg:x="22.75cm" svg:y="13cm" svg:viewBox="0 0 3000 2000" svg:d="M218 2000h2563c121 0 219-98 219-218v-1564c0-120-98-218-219-218h-2563c-121 0-218 98-218 218v1564c0 120 97 218 218 218z">
            <text:p text:style-name="P8"><text:span text:style-name="T2">7“ Display</text:span></text:p>
          </draw:path>
        </draw:g>
        <draw:g draw:name="task-none 3" xml:id="id5" draw:id="id5">
          <draw:g>
            <draw:polygon draw:style-name="gr12" draw:text-style-name="P7" draw:layer="layout" svg:width="0.501cm" svg:height="0.436cm" svg:x="23.999cm" svg:y="12.313cm" svg:viewBox="0 0 502 437" draw:points="0,437 502,437 502,0 0,0">
              <text:p/>
            </draw:polygon>
            <draw:line draw:style-name="gr13" draw:text-style-name="P7" draw:layer="layout" svg:x1="24.248cm" svg:y1="12.421cm" svg:x2="24.248cm" svg:y2="12.639cm">
              <text:p/>
            </draw:line>
            <draw:line draw:style-name="gr14" draw:text-style-name="P7" draw:layer="layout" svg:x1="24.124cm" svg:y1="12.531cm" svg:x2="24.374cm" svg:y2="12.531cm">
              <text:p/>
            </draw:line>
          </draw:g>
          <draw:path draw:style-name="gr15" draw:text-style-name="P9" draw:layer="layout" svg:width="2.999cm" svg:height="1.999cm" svg:x="22.75cm" svg:y="10.75cm" svg:viewBox="0 0 3000 2000" svg:d="M218 2000h2563c121 0 219-98 219-218v-1564c0-120-98-218-219-218h-2563c-121 0-218 98-218 218v1564c0 120 97 218 218 218z">
            <text:p text:style-name="P8"><text:span text:style-name="T2">AD57</text:span></text:p>
          </draw:path>
        </draw:g>
        <draw:g draw:name="task-none 4">
          <draw:g>
            <draw:polygon draw:style-name="gr16" draw:text-style-name="P7" draw:layer="layout" svg:width="0.501cm" svg:height="0.436cm" svg:x="17.249cm" svg:y="12.313cm" svg:viewBox="0 0 502 437" draw:points="0,437 502,437 502,0 0,0">
              <text:p/>
            </draw:polygon>
            <draw:line draw:style-name="gr17" draw:text-style-name="P7" draw:layer="layout" svg:x1="17.498cm" svg:y1="12.421cm" svg:x2="17.498cm" svg:y2="12.639cm">
              <text:p/>
            </draw:line>
            <draw:line draw:style-name="gr18" draw:text-style-name="P7" draw:layer="layout" svg:x1="17.374cm" svg:y1="12.531cm" svg:x2="17.624cm" svg:y2="12.531cm">
              <text:p/>
            </draw:line>
          </draw:g>
          <draw:path draw:style-name="gr19" draw:text-style-name="P9" draw:layer="layout" svg:width="2.999cm" svg:height="1.999cm" svg:x="16cm" svg:y="10.75cm" svg:viewBox="0 0 3000 2000" svg:d="M218 2000h2563c121 0 219-98 219-218v-1564c0-120-98-218-219-218h-2563c-121 0-218 98-218 218v1564c0 120 97 218 218 218z">
            <text:p text:style-name="P8"><text:span text:style-name="T2">AD57</text:span></text:p>
          </draw:path>
        </draw:g>
        <draw:path draw:style-name="gr20" draw:text-style-name="P9" xml:id="id7" draw:id="id7" draw:layer="layout" svg:width="2.999cm" svg:height="1.999cm" svg:x="16cm" svg:y="13cm" svg:viewBox="0 0 3000 2000" svg:d="M218 2000h2563c121 0 219-98 219-218v-1564c0-120-98-218-219-218h-2563c-121 0-218 98-218 218v1564c0 120 97 218 218 218z">
          <text:p text:style-name="P8"><text:span text:style-name="T2">7“ Display</text:span></text:p>
        </draw:path>
        <draw:g draw:name="task-none 5">
          <draw:g>
            <draw:polygon draw:style-name="gr21" draw:text-style-name="P7" draw:layer="layout" svg:width="0.501cm" svg:height="0.436cm" svg:x="17.249cm" svg:y="10.063cm" svg:viewBox="0 0 502 437" draw:points="0,437 502,437 502,0 0,0">
              <text:p/>
            </draw:polygon>
            <draw:line draw:style-name="gr22" draw:text-style-name="P7" draw:layer="layout" svg:x1="17.498cm" svg:y1="10.171cm" svg:x2="17.498cm" svg:y2="10.389cm">
              <text:p/>
            </draw:line>
            <draw:line draw:style-name="gr23" draw:text-style-name="P7" draw:layer="layout" svg:x1="17.374cm" svg:y1="10.281cm" svg:x2="17.624cm" svg:y2="10.281cm">
              <text:p/>
            </draw:line>
          </draw:g>
          <draw:path draw:style-name="gr24" draw:text-style-name="P9" draw:layer="layout" svg:width="2.999cm" svg:height="1.999cm" svg:x="16cm" svg:y="8.5cm" svg:viewBox="0 0 3000 2000" svg:d="M218 2000h2563c121 0 219-98 219-218v-1564c0-120-98-218-219-218h-2563c-121 0-218 98-218 218v1564c0 120 97 218 218 218z">
            <text:p text:style-name="P8"><text:span text:style-name="T2">Audio</text:span></text:p>
          </draw:path>
        </draw:g>
        <draw:g draw:name="task-none 6">
          <draw:g>
            <draw:polygon draw:style-name="gr25" draw:text-style-name="P7" draw:layer="layout" svg:width="0.501cm" svg:height="0.436cm" svg:x="10.499cm" svg:y="12.313cm" svg:viewBox="0 0 502 437" draw:points="0,437 502,437 502,0 0,0">
              <text:p/>
            </draw:polygon>
            <draw:line draw:style-name="gr26" draw:text-style-name="P7" draw:layer="layout" svg:x1="10.748cm" svg:y1="12.421cm" svg:x2="10.748cm" svg:y2="12.639cm">
              <text:p/>
            </draw:line>
            <draw:line draw:style-name="gr27" draw:text-style-name="P7" draw:layer="layout" svg:x1="10.624cm" svg:y1="12.531cm" svg:x2="10.874cm" svg:y2="12.531cm">
              <text:p/>
            </draw:line>
          </draw:g>
          <draw:path draw:style-name="gr28" draw:text-style-name="P9" draw:layer="layout" svg:width="2.999cm" svg:height="1.999cm" svg:x="9.25cm" svg:y="10.75cm" svg:viewBox="0 0 3000 2000" svg:d="M218 2000h2563c121 0 219-98 219-218v-1564c0-120-98-218-219-218h-2563c-121 0-218 98-218 218v1564c0 120 97 218 218 218z">
            <text:p text:style-name="P8"><text:span text:style-name="T2">Flaps Sensor</text:span></text:p>
          </draw:path>
        </draw:g>
        <draw:g draw:name="task-none 7">
          <draw:path draw:style-name="gr29" draw:text-style-name="P9" draw:layer="layout" svg:width="2.999cm" svg:height="1.999cm" svg:x="9.25cm" svg:y="13cm" svg:viewBox="0 0 3000 2000" svg:d="M218 2000h2563c121 0 219-98 219-218v-1564c0-120-98-218-219-218h-2563c-121 0-218 98-218 218v1564c0 120 97 218 218 218z">
            <text:p text:style-name="P8"><text:span text:style-name="T2">Landing Gear</text:span></text:p>
            <text:p text:style-name="P8"><text:span text:style-name="T2"/></text:p>
            <text:p text:style-name="P8"><text:span text:style-name="T2">Airbrakes</text:span></text:p>
          </draw:path>
        </draw:g>
        <draw:g draw:name="task-none 8" xml:id="id3" draw:id="id3">
          <draw:g>
            <draw:polygon draw:style-name="gr30" draw:text-style-name="P7" draw:layer="layout" svg:width="0.501cm" svg:height="0.436cm" svg:x="23.999cm" svg:y="10.063cm" svg:viewBox="0 0 502 437" draw:points="0,437 502,437 502,0 0,0">
              <text:p/>
            </draw:polygon>
            <draw:line draw:style-name="gr31" draw:text-style-name="P7" draw:layer="layout" svg:x1="24.248cm" svg:y1="10.171cm" svg:x2="24.248cm" svg:y2="10.389cm">
              <text:p/>
            </draw:line>
            <draw:line draw:style-name="gr32" draw:text-style-name="P7" draw:layer="layout" svg:x1="24.124cm" svg:y1="10.281cm" svg:x2="24.374cm" svg:y2="10.281cm">
              <text:p/>
            </draw:line>
          </draw:g>
          <draw:path draw:style-name="gr33" draw:text-style-name="P9" draw:layer="layout" svg:width="2.999cm" svg:height="1.999cm" svg:x="22.75cm" svg:y="8.5cm" svg:viewBox="0 0 3000 2000" svg:d="M218 2000h2563c121 0 219-98 219-218v-1564c0-120-98-218-219-218h-2563c-121 0-218 98-218 218v1564c0 120 97 218 218 218z">
            <text:p text:style-name="P8"><text:span text:style-name="T2">Radio</text:span></text:p>
          </draw:path>
        </draw:g>
        <draw:connector draw:name="Connector 2" draw:style-name="gr34" draw:text-style-name="P10" draw:layer="layout" draw:line-skew="-0.235cm" svg:x1="22.75cm" svg:y1="9.5cm" svg:x2="22.75cm" svg:y2="7.25cm" draw:start-shape="id3" draw:start-glue-point="3" draw:end-shape="id4" draw:end-glue-point="3" svg:d="M22750 9500h-500v-2250h500" svg:viewBox="0 0 501 2251">
          <text:p/>
        </draw:connector>
        <draw:connector draw:name="Connector 3" draw:style-name="gr35" draw:text-style-name="P10" draw:layer="layout" draw:line-skew="-0.234cm" svg:x1="22.75cm" svg:y1="11.75cm" svg:x2="22.75cm" svg:y2="9.5cm" draw:start-shape="id5" draw:start-glue-point="3" draw:end-shape="id3" draw:end-glue-point="3" svg:d="M22750 11750h-500v-2250h500" svg:viewBox="0 0 501 2251">
          <text:p/>
        </draw:connector>
        <draw:connector draw:name="Connector 4" draw:style-name="gr36" draw:text-style-name="P10" draw:layer="layout" draw:line-skew="-0.234cm" svg:x1="22.75cm" svg:y1="14cm" svg:x2="22.75cm" svg:y2="11.75cm" draw:start-shape="id6" draw:start-glue-point="3" draw:end-shape="id5" draw:end-glue-point="3" svg:d="M22750 14000h-500v-2250h500" svg:viewBox="0 0 501 2251">
          <text:p/>
        </draw:connector>
        <draw:connector draw:name="Connector 5" draw:style-name="gr37" draw:text-style-name="P10" draw:layer="layout" draw:line-skew="-0.235cm 0.735cm 1.375cm" svg:x1="16cm" svg:y1="14cm" svg:x2="22.75cm" svg:y2="14cm" draw:start-shape="id7" draw:start-glue-point="3" draw:end-shape="id6" draw:end-glue-point="3" svg:d="M16000 14000h-500v2000h6750v-2000h500" svg:viewBox="0 0 7251 2001">
          <text:p/>
        </draw:connector>
        <draw:connector draw:name="Connector 7" draw:style-name="gr38" draw:text-style-name="P10" draw:layer="layout" draw:line-skew="-0.234cm" svg:x1="16cm" svg:y1="14cm" svg:x2="16cm" svg:y2="11.75cm" svg:d="M16000 14000h-500v-2250h500" svg:viewBox="0 0 501 2251">
          <text:p/>
        </draw:connector>
        <draw:connector draw:name="Connector 8" draw:style-name="gr39" draw:text-style-name="P10" draw:layer="layout" draw:line-skew="-0.234cm" svg:x1="16cm" svg:y1="11.75cm" svg:x2="16cm" svg:y2="9.5cm" svg:d="M16000 11750h-500v-2250h500" svg:viewBox="0 0 501 2251">
          <text:p/>
        </draw:connector>
        <draw:connector draw:name="Connector 1" draw:style-name="gr40" draw:text-style-name="P10" draw:layer="layout" draw:line-skew="-0.235cm 0.735cm 1.375cm" svg:x1="9.25cm" svg:y1="14cm" svg:x2="16cm" svg:y2="14cm" svg:d="M9250 14000h-500v2000h6750v-2000h500" svg:viewBox="0 0 7251 2001">
          <text:p/>
        </draw:connector>
        <draw:connector draw:name="Connector 9" draw:style-name="gr41" draw:text-style-name="P10" draw:layer="layout" draw:line-skew="-0.234cm" svg:x1="9.25cm" svg:y1="14cm" svg:x2="9.25cm" svg:y2="11.75cm" svg:d="M9250 14000h-500v-2250h500" svg:viewBox="0 0 501 2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marker draw:name="Linienspitzen_20_2" draw:display-name="Linienspitzen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5T10:23:06.037937563</meta:creation-date>
    <dc:date>2023-12-05T14:19:43.384567386</dc:date>
    <meta:editing-duration>PT4M36S</meta:editing-duration>
    <meta:editing-cycles>2</meta:editing-cycles>
    <meta:generator>LibreOffice/7.3.7.2$Linux_X86_64 LibreOffice_project/30$Build-2</meta:generator>
    <meta:document-statistic meta:object-count="57"/>
  </office:meta>
</office:document-meta>
</file>